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Text_20_body">Lorem ipsum dolor sit amet, consectetur adipiscing elit. Suspendisse eu faucibus metus, volutpat facilisis ligula. Mauris scelerisque urna leo, ac eleifend nisl egestas ultrices. Sed facilisis condimentum ultrices. Ut blandit dolor non sem imperdiet gravida. Suspendisse nec libero non ligula venenatis luctus. Quisque odio dolor, interdum sit amet luctus eu, porttitor ac elit. Sed posuere turpis in lectus malesuada, ut accumsan velit egestas. Aliquam ut porttitor massa. Fusce eget nunc vitae ligula vestibulum posuere id ut diam.
</text:p>
      <text:p text:style-name="Text_20_body">Integer ullamcorper pellentesque nulla, nec ultricies massa consequat vitae. Ut fermentum nunc libero. Nam lorem ex, cursus et lorem ac, ullamcorper tincidunt ante. Sed consequat libero velit, auctor gravida ex bibendum a. In vitae eleifend odio, vitae aliquam velit. In finibus rhoncus nunc rhoncus hendrerit. Morbi finibus eros ipsum, sollicitudin interdum dui aliquet quis. Proin tristique leo ultricies, aliquam tellus sed, feugiat magna. Nullam fringilla nunc quis cursus accumsan. Ut a aliquam velit, in commodo eros.
</text:p>
      <text:p text:style-name="Text_20_body">Suspendisse fringilla mollis lectus, non sodales elit semper nec. Maecenas vestibulum, tellus vitae tempor mattis, leo velit egestas risus, quis condimentum leo lacus eu ipsum. Praesent et egestas lacus. Phasellus non erat tellus. Duis vel efficitur ex. Morbi sollicitudin purus non velit convallis dictum. Fusce tincidunt tristique maximus.
</text:p>
      <text:h text:style-name="Heading_20_1" text:outline-level="1" text:is-list-header="false">
<text:bookmark-start text:name="OrgXref.orgae83276"/>
<text:bookmark text:name="orgae83276"/>Sobre una secció que vull escriure
<text:bookmark-end text:name="OrgXref.orgae83276"/></text:h>
      <text:p text:style-name="Text_20_body">Lorem ipsum dolor sit amet, consectetur adipiscing elit. Phasellus auctor elit non iaculis accumsan. Sed malesuada suscipit ante, ac vestibulum elit viverra in. Etiam scelerisque mi non tellus rutrum, nec luctus purus volutpat. Suspendisse gravida aliquam enim. Sed mattis, ligula non sollicitudin vestibulum, risus diam facilisis augue, a ultrices risus quam auctor sapien. Fusce quam ante, maximus a velit non, tristique porta diam. Fusce viverra, turpis nec convallis faucibus, mi mi maximus lectus, sit amet commodo nibh odio quis urna. Maecenas eget mauris ut magna fermentum laoreet ut et mi. Duis pellentesque lorem vitae purus placerat scelerisque. Aliquam fermentum libero fermentum libero vehicula, id porta ipsum pharetra. Pellentesque sodales tempor facilisis. Curabitur ac eros at risus lobortis fermentum. Donec fringilla malesuada sapien, vel tristique magna vulputate in. Aenean quis imperdiet sem. Quisque quis mollis neque.
</text:p>
      <text:p text:style-name="Text_20_body">Aenean faucibus in nisi eget fermentum. In ut lobortis augue. Maecenas dictum non lacus venenatis laoreet. Nullam tincidunt a ipsum sit amet consectetur. Donec pulvinar mattis velit id dapibus. Nullam tristique felis vitae diam elementum, in mollis mauris dapibus. Morbi lacinia enim in sem blandit mattis. Vivamus interdum ex aliquet odio aliquam, vitae ornare justo vestibulum. Aliquam eros leo, maximus sed felis eu, dictum ullamcorper orci. Pellentesque egestas augue id metus consequat pharetra. Sed venenatis nisl quis nulla gravida, dapibus condimentum lacus maximus. Fusce ut rutrum sem. Nulla ac ex et ligula tincidunt vulputate eu ac arcu. Morbi feugiat enim in urna dignissim sollicitudin. Sed bibendum, tellus id dictum mollis, diam arcu tempus tellus, vel cursus mauris augue nec ante.
</text:p>
      <text:p text:style-name="Text_20_body">Donec vitae erat in arcu imperdiet accumsan ut pharetra mauris. Nunc consequat erat sit amet lacus iaculis, at ultrices turpis pharetra. Curabitur varius vulputate tortor eu varius. Aliquam neque tortor, varius quis sem quis, ullamcorper vulputate nisi. Morbi maximus purus lacus, a tincidunt orci fermentum a. Vestibulum ante ipsum primis in faucibus orci luctus et ultrices posuere cubilia curae; Cras varius dui et nunc pulvinar posuere ac in est. Sed nunc quam, elementum non mi non, ullamcorper eleifend purus. Ut eget auctor nulla. Nulla facilisi. Aenean ut fringilla ipsum, ac pellentesque mi. In sit amet euismod risus. Ut vitae vulputate dolor. Duis et orci tincidunt, eleifend nibh eu, pharetra lacus. Vestibulum ac sem vitae tellus elementum consectetur. Fusce sed facilisis nulla.
</text:p>
      <text:p text:style-name="Text_20_body">Suspendisse placerat lacinia nibh, ut lacinia enim dapibus vel. Curabitur vehicula augue ut lacus sollicitudin, eget imperdiet risus iaculis. Aenean tortor tortor, porttitor maximus velit pretium, convallis condimentum massa. Donec interdum bibendum nisi, at mattis ex aliquam a. Nullam tincidunt justo ante, porta interdum dui hendrerit et. Sed ullamcorper a mauris sit amet viverra. Proin in lorem vitae risus auctor porta. Curabitur in leo at ante cursus feugiat in vel mauris. Donec faucibus accumsan lorem vel ornare. Ut ullamcorper, augue ac dapibus imperdiet, enim nibh sollicitudin dui, eu lacinia diam sem ac turpis.
</text:p>
      <text:p text:style-name="Text_20_body">Donec scelerisque sodales urna tincidunt dignissim. Pellentesque congue augue massa, eget scelerisque elit pharetra eu. Donec non porta urna. Phasellus eget ex semper, sagittis nisl eget, maximus urna. Etiam dolor dui, volutpat nec vestibulum sit amet, faucibus vitae magna. Aliquam aliquam lorem eget eros ornare pulvinar. Morbi sagittis dapibus mauris.
</text:p>
      <text:p text:style-name="Text_20_body">Bibliografi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quel Sabaté Solà</dc:creator>
    <meta:initial-creator>Miquel Sabaté Solà</meta:initial-creator>
    <meta:generator>Emacs 27.0.91 (Org mode 9.3)</meta:generator>
    <meta:keyword/>
    <dc:subject>Treball de fi de grau</dc:subject>
    <dc:title/>
  </office:meta>
</office:document-meta>
</file>